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style:font-name="Liberation Sans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font-style-asian="normal" style:font-style-complex="normal" fo:font-weight="bold" style:font-weight-asian="bold" style:font-weight-complex="bold"/>
    </style:style>
    <style:style style:name="T5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oal No.1</text:p>
          </table:table-cell>
          <table:table-cell office:value-type="string" calcext:value-type="string">
            <text:p>Jika tabel beda benar seperti tabel berikut, beri nilai <text:span text:style-name="T1">5 point</text:span>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3" office:value-type="string" calcext:value-type="string">
            <text:p>Δf(x)</text:p>
          </table:table-cell>
          <table:table-cell table:style-name="ce3" office:value-type="string" calcext:value-type="string">
            <text:p>Δ<text:span text:style-name="T5">2</text:span>f(x)</text:p>
          </table:table-cell>
          <table:table-cell table:style-name="ce3" office:value-type="string" calcext:value-type="string">
            <text:p>Δ<text:span text:style-name="T5">3</text:span>f(x)</text:p>
          </table:table-cell>
          <table:table-cell table:style-name="ce3" office:value-type="string" calcext:value-type="string">
            <text:p>Δ<text:span text:style-name="T5">4</text:span>f(x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office:value-type="float" office:value="1" calcext:value-type="float">
            <text:p>1</text:p>
          </table:table-cell>
          <table:table-cell table:formula="of:=[.C5]-[.C4]" office:value-type="float" office:value="-0.0760999999999999" calcext:value-type="float">
            <text:p>-0.0761</text:p>
          </table:table-cell>
          <table:table-cell table:formula="of:=[.D5]-[.D4]" office:value-type="float" office:value="-0.1407" calcext:value-type="float">
            <text:p>-0.1407</text:p>
          </table:table-cell>
          <table:table-cell table:formula="of:=[.E5]-[.E4]" office:value-type="float" office:value="0.0331" calcext:value-type="float">
            <text:p>0.0331</text:p>
          </table:table-cell>
          <table:table-cell table:formula="of:=[.F5]-[.F4]" office:value-type="float" office:value="0.0162" calcext:value-type="float">
            <text:p>0.01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1781" calcext:value-type="float">
            <text:p>1.1781</text:p>
          </table:table-cell>
          <table:table-cell office:value-type="float" office:value="0.9239" calcext:value-type="float">
            <text:p>0.9239</text:p>
          </table:table-cell>
          <table:table-cell table:formula="of:=[.C6]-[.C5]" office:value-type="float" office:value="-0.2168" calcext:value-type="float">
            <text:p>-0.2168</text:p>
          </table:table-cell>
          <table:table-cell table:formula="of:=[.D6]-[.D5]" office:value-type="float" office:value="-0.1076" calcext:value-type="float">
            <text:p>-0.1076</text:p>
          </table:table-cell>
          <table:table-cell table:formula="of:=[.E6]-[.E5]" office:value-type="float" office:value="0.0493" calcext:value-type="float">
            <text:p>0.049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7071" calcext:value-type="float">
            <text:p>0.7071</text:p>
          </table:table-cell>
          <table:table-cell table:formula="of:=[.C7]-[.C6]" office:value-type="float" office:value="-0.3244" calcext:value-type="float">
            <text:p>-0.3244</text:p>
          </table:table-cell>
          <table:table-cell table:formula="of:=[.D7]-[.D6]" office:value-type="float" office:value="-0.0583" calcext:value-type="float">
            <text:p>-0.058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3827" calcext:value-type="float">
            <text:p>0.3827</text:p>
          </table:table-cell>
          <table:table-cell table:formula="of:=[.C8]-[.C7]" office:value-type="float" office:value="-0.3827" calcext:value-type="float">
            <text:p>-0.3827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a)</text:p>
          </table:table-cell>
          <table:table-cell office:value-type="string" calcext:value-type="string">
            <text:p>Jika menggunakan metode <text:span text:style-name="T2">Newton Gregory Forward</text:span><text:span text:style-name="T3"> dan persamaan serta hasilnya benar, beri nilai </text:span><text:span text:style-name="T4">10 point</text:span>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b)</text:p>
          </table:table-cell>
          <table:table-cell office:value-type="string" calcext:value-type="string">
            <text:p>Jika menggunakan metode <text:span text:style-name="T2">Hermitte</text:span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(x) = </text:p>
          </table:table-cell>
          <table:table-cell office:value-type="string" calcext:value-type="string">
            <text:p>sin(x-x1)sin(x-x2)sin(x-x3)sin(x-x4)</text:p>
          </table:table-cell>
          <table:table-cell table:number-columns-repeated="2"/>
          <table:table-cell office:value-type="string" calcext:value-type="string">
            <text:p>f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n(x0-x1)sin(x0-x2)sin(x0-x3)sin(x0-x4)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in(x-x0)sin(x-x2)sin(x-x3)sin(x-x4)</text:p>
          </table:table-cell>
          <table:table-cell table:number-columns-repeated="2"/>
          <table:table-cell office:value-type="string" calcext:value-type="string">
            <text:p>f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n(x1-x0)sin(x1-x2)sin(x1-x3)sin(x1-x4)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in(x-x0)sin(x-x1)sin(x-x3)sin(x-x4)</text:p>
          </table:table-cell>
          <table:table-cell table:number-columns-repeated="2"/>
          <table:table-cell office:value-type="string" calcext:value-type="string">
            <text:p>f2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n(x2-x0)sin(x2-x1)sin(x2-x3)sin(x2-x4)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in(x-x0)sin(x-x1)sin(x-x2)sin(x-x4)</text:p>
          </table:table-cell>
          <table:table-cell table:number-columns-repeated="2"/>
          <table:table-cell office:value-type="string" calcext:value-type="string">
            <text:p>f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n(x3-x0)sin(x3-x1)sin(x3-x2)sin(x3-x4)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sin(x-x0)sin(x-x1)sin(x-x2)sin(x-x3)</text:p>
          </table:table-cell>
          <table:table-cell table:number-columns-repeated="2"/>
          <table:table-cell office:value-type="string" calcext:value-type="string">
            <text:p>f4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n(x4-x0)sin(x4-x1)sin(x4-x2)sin(x4-x3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16:54:33.070910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30T15:16:10.667497167</meta:creation-date>
    <dc:date>2018-12-13T20:08:44.444582034</dc:date>
    <dc:creator>abu dzar</dc:creator>
    <meta:editing-duration>PT4H50M25S</meta:editing-duration>
    <meta:editing-cycles>4</meta:editing-cycles>
    <meta:generator>LibreOffice/6.1.3.2$Linux_X86_64 LibreOffice_project/10$Build-2</meta:generator>
    <meta:document-statistic meta:table-count="1" meta:cell-count="58" meta:object-count="0"/>
  </office:meta>
</office:document-meta>
</file>